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7a19a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5.9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7a19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1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5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3.3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1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9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7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3.3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1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9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7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7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12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92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72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2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924cm" svg:y="5.5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724cm" svg:y="5.5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24cm" svg:y="5.5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5.5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5.5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724cm" svg:y="4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24cm" svg:y="4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4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4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24cm" svg:y="3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3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3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24cm" svg:y="3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3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24cm" svg:y="2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01cm" svg:height="6.35cm" svg:x="2.523cm" svg:y="2.397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3" draw:text-style-name="P3" draw:layer="layout" svg:width="0.891cm" svg:height="1.11cm" svg:x="5.464cm" svg:y="8.709cm">
          <draw:text-box>
            <text:p><text:span text:style-name="T1">n</text:span></text:p>
          </draw:text-box>
        </draw:frame>
        <draw:frame draw:style-name="gr3" draw:text-style-name="P3" draw:layer="layout" svg:width="0.891cm" svg:height="1.11cm" svg:x="8.965cm" svg:y="4.909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7:48:41.462951232</meta:creation-date>
    <dc:date>2019-07-28T17:56:21.956269535</dc:date>
    <meta:editing-duration>PT7M40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